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75cm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draw:fill-color="#ffffff" draw:auto-grow-height="true" fo:min-height="13.86cm"/>
    </style:style>
    <style:style style:name="pr6" style:family="presentation" style:parent-style-name="Glossy-notes">
      <style:graphic-properties draw:fill-color="#ffffff" draw:auto-grow-height="true" fo:min-height="13.365cm"/>
    </style:style>
    <style:style style:name="pr7" style:family="presentation" style:parent-style-name="Glossy-outline1">
      <style:graphic-properties fo:min-height="13.609cm"/>
    </style:style>
    <style:style style:name="pr8" style:family="presentation" style:parent-style-name="Glossy-title">
      <style:graphic-properties fo:min-height="3.256cm"/>
    </style:style>
    <style:style style:name="pr9" style:family="presentation" style:parent-style-name="Glossy-outline1">
      <style:graphic-properties fo:min-height="16.086cm"/>
    </style:style>
    <style:style style:name="pr10" style:family="presentation" style:parent-style-name="Glossy-outline1">
      <style:graphic-properties draw:auto-grow-height="true" fo:min-height="15cm"/>
    </style:style>
    <style:style style:name="pr11" style:family="presentation" style:parent-style-name="Glossy-outline1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5pt" style:font-size-asian="15pt" style:font-size-complex="15pt"/>
    </style:style>
    <style:style style:name="P7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'Courier 10 Pitch'" style:font-pitch="fixed"/>
    </style:style>
    <style:style style:name="T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5pt" style:font-size-asian="15pt" style:font-size-complex="15pt"/>
    </style:style>
    <style:style style:name="T5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 draw:id="id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GWebServices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Les Web Services Faciles avec</text:p>
            <text:p>TGWebServices</text:p>
            <text:p/>
            <text:p text:style-name="P1">Christophe de Vienne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 draw:id="id2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>TurboGears Web Services</text:p>
          </draw:text-box>
        </draw:frame>
        <draw:frame presentation:style-name="pr5" draw:text-style-name="P3" draw:layer="layout" svg:width="25.199cm" svg:height="15.141cm" svg:x="1.4cm" svg:y="4.914cm" presentation:class="outline" presentation:user-transformed="true">
          <draw:text-box>
            <text:list text:style-name="L2">
              <text:list-item>
                <text:p>Présentation</text:p>
                <text:list>
                  <text:list-item>
                    <text:p>Services Web : kesako ?</text:p>
                  </text:list-item>
                  <text:list-item>
                    <text:p>Fonctionnalités de TGWS</text:p>
                  </text:list-item>
                </text:list>
              </text:list-item>
              <text:list-item>
                <text:p>Mise en oeuvre</text:p>
                <text:list>
                  <text:list-item>
                    <text:p>Initialisation du projet</text:p>
                  </text:list-item>
                  <text:list-item>
                    <text:p>Définition des apis</text:p>
                  </text:list-item>
                  <text:list-item>
                    <text:p>Documentation</text:p>
                  </text:list-item>
                  <text:list-item>
                    <text:p>Implémentation</text:p>
                  </text:list-item>
                  <text:list-item>
                    <text:p>Utilisation côté client</text:p>
                  </text:list-item>
                  <text:list-item>
                    <text:p>Tests unitaires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draw:id="id3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GWebServices - Présentation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 text:style-name="P1">Service Web : kesako ?</text:p>
            <text:p text:style-name="P5"/>
            <text:p text:style-name="P5">Les Services Webs sont des API (Application Programming Interfaces) accessibles par le protocole HTTP et exécutées sur le système distant hébergeant les services.</text:p>
            <text:p text:style-name="P5">Objectif : Proposer des services à d'autres applications via Internet.</text:p>
            <text:p text:style-name="P5"/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draw:id="id4">
        <office:forms form:automatic-focus="false" form:apply-design-mode="false"/>
        <draw:frame presentation:style-name="pr8" draw:layer="layout" svg:width="25.199cm" svg:height="3.256cm" svg:x="1.301cm" svg:y="0.125cm" presentation:class="title" presentation:placeholder="true" presentation:user-transformed="true">
          <draw:text-box/>
        </draw:frame>
        <draw:frame presentation:style-name="pr9" draw:text-style-name="P1" draw:layer="layout" svg:width="25.199cm" svg:height="16.086cm" svg:x="1.301cm" svg:y="4cm" presentation:class="outline" presentation:user-transformed="true">
          <draw:text-box>
            <text:p text:style-name="P1">Service Web : kesako ?</text:p>
            <text:p text:style-name="P5"/>
            <text:p text:style-name="P5">Plusieurs protocoles :</text:p>
            <text:p text:style-name="P5">SOAP, XML-RPC, REST/XML, REST/JSON...</text:p>
            <text:p text:style-name="P5"/>
            <text:p text:style-name="P5">Exemples :</text:p>
            <text:p text:style-name="P5">Amazon Web Services</text:p>
            <text:p text:style-name="P5">SugarCRM</text:p>
            <text:p text:style-name="P5">Mantis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draw:id="id5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GWebServices - Présentation</text:p>
          </draw:text-box>
        </draw:frame>
        <draw:frame presentation:style-name="pr10" draw:text-style-name="P1" draw:layer="layout" svg:width="25.199cm" svg:height="15cm" svg:x="1.5cm" svg:y="5cm" presentation:class="outline" presentation:user-transformed="true">
          <draw:text-box>
            <text:p text:style-name="P1">Les caractéristiques de TGWS</text:p>
            <text:p text:style-name="P1"/>
            <text:list text:style-name="L2">
              <text:list-item>
                <text:p>API simpliste</text:p>
              </text:list-item>
              <text:list-item>
                <text:p>Support des types complexes</text:p>
              </text:list-item>
              <text:list-item>
                <text:p>Multi-protocoles</text:p>
                <text:list>
                  <text:list-item>
                    <text:p><text:span text:style-name="T1">SOAP</text:span></text:p>
                  </text:list-item>
                  <text:list-item>
                    <text:p><text:span text:style-name="T1">HTTP-&gt;XML</text:span></text:p>
                  </text:list-item>
                  <text:list-item>
                    <text:p><text:span text:style-name="T1">HTTP-&gt;JSON</text:span></text:p>
                  </text:list-item>
                </text:list>
              </text:list-item>
              <text:list-item>
                <text:p><text:span text:style-name="T2">Simple à documenter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draw:id="id6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- Présentation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asé sur Turbogears</text:p>
                <text:list>
                  <text:list-item>
                    <text:p>TG 1.0 et 1.1 supportés</text:p>
                  </text:list-item>
                  <text:list-item>
                    <text:p>TG 2.x en cours de développement (version alpha sur pypi)</text:p>
                  </text:list-item>
                </text:list>
              </text:list-item>
              <text:list-item>
                <text:p>Auteurs</text:p>
                <text:list>
                  <text:list-item>
                    <text:p>Ecrit par Kevin Dangoor en 2006</text:p>
                  </text:list-item>
                  <text:list-item>
                    <text:p>Maintenu depuis 2008 par<text:line-break/>Christophe de Vienne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draw:id="id7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– Présentation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 text:style-name="P1">A quoi ça ressemble ?</text:p>
            <text:list text:style-name="L2">
              <text:list-item>
                <text:list>
                  <text:list-item>
                    <text:p>Exemple de code</text:p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list>
                  <text:list-item>
                    <text:p>SOAP -&gt; <text:span text:style-name="T3">/soap/api.wsdl</text:span></text:p>
                  </text:list-item>
                  <text:list-item>
                    <text:p>REST -&gt; <text:span text:style-name="T3">/multiply?num1=5&amp;num2=20</text:span></text:p>
                    <text:list>
                      <text:list-item>
                        <text:p>XML : <text:span text:style-name="T3">&lt;result&gt;100&lt;/result&gt;</text:span></text:p>
                      </text:list-item>
                      <text:list-item>
                        <text:p>JSON : <text:span text:style-name="T3">{'result': 100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4.552cm" svg:height="5cm" svg:x="6cm" svg:y="8cm">
          <draw:text-box>
            <text:p text:style-name="P5"><text:span text:style-name="T4">class Multiplier(WebServicesRoot):</text:span></text:p>
            <text:p text:style-name="P5"><text:span text:style-name="T4"><text:s text:c="4"/></text:span><text:span text:style-name="T4">@wsexpose(int)</text:span></text:p>
            <text:p text:style-name="P5"><text:span text:style-name="T4"><text:s text:c="4"/></text:span><text:span text:style-name="T4">@wsvalidate(int, int)</text:span></text:p>
            <text:p text:style-name="P5"><text:span text:style-name="T4"><text:s text:c="4"/></text:span><text:span text:style-name="T4">def multiply(self, num1, num2):</text:span></text:p>
            <text:p text:style-name="P5"><text:span text:style-name="T4"><text:s text:c="8"/></text:span><text:span text:style-name="T4">return num1 * num2</text:span></text:p>
            <text:p text:style-name="P5"><text:span text:style-name="T4"/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draw:id="id8">
        <office:forms form:automatic-focus="false" form:apply-design-mode="false"/>
        <draw:frame presentation:style-name="pr8" draw:layer="layout" svg:width="25.199cm" svg:height="3.256cm" svg:x="1.301cm" svg:y="0.125cm" presentation:class="title" presentation:placeholder="true">
          <draw:text-box/>
        </draw:frame>
        <draw:frame presentation:style-name="pr7" draw:layer="layout" svg:width="25.199cm" svg:height="13.609cm" svg:x="1.4cm" svg:y="4.914cm" presentation:class="outline">
          <draw:text-box>
            <text:p text:style-name="P1">A venir...</text:p>
            <text:p text:style-name="P1"/>
            <text:list text:style-name="L2">
              <text:list-item>
                <text:list>
                  <text:list-item>
                    <text:p>Support TG 2.x</text:p>
                  </text:list-item>
                  <text:list-item>
                    <text:p>Support Sphinx 1.0</text:p>
                  </text:list-item>
                  <text:list-item>
                    <text:p>Intégration ExtDirect (cf http://www.sencha.com/)</text:p>
                  </text:list-item>
                  <text:list-item>
                    <text:p>XML-RPC ?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draw:id="id9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GWebServices - Présentation</text:p>
          </draw:text-box>
        </draw:frame>
        <draw:frame presentation:style-name="pr11" draw:text-style-name="P1" draw:layer="layout" svg:width="25.199cm" svg:height="13.86cm" svg:x="1.4cm" svg:y="4.914cm" presentation:class="outline">
          <draw:text-box>
            <text:p text:style-name="P1">Resources</text:p>
            <text:p text:style-name="P1"/>
            <text:list text:style-name="L2">
              <text:list-item>
                <text:list>
                  <text:list-item>
                    <text:p>Home : <text:a xlink:href="http://code.google.com/p/tgws">http://code.google.com/p/tgws</text:a></text:p>
                  </text:list-item>
                  <text:list-item>
                    <text:p>Groupe de discussion google :</text:p>
                    <text:list>
                      <text:list-item>
                        <text:p>turbogears-web-servic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 draw:id="id10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TGWebServices – Mise en <text:span text:style-name="T5">œ</text:span>uvre </text:p>
          </draw:text-box>
        </draw:frame>
        <draw:frame presentation:style-name="pr7" draw:layer="layout" svg:width="25.199cm" svg:height="13.609cm" svg:x="1.4cm" svg:y="4.914cm" presentation:class="outline">
          <draw:text-box>
            <text:p text:style-name="P1">Le sujet</text:p>
            <text:list text:style-name="L2">
              <text:list-item>
                <text:p>Contexte</text:p>
                <text:list>
                  <text:list-item>
                    <text:p>Une application TurboGears de base</text:p>
                  </text:list-item>
                  <text:list-item>
                    <text:p>La gestion des utilisateurs est activée</text:p>
                  </text:list-item>
                </text:list>
              </text:list-item>
              <text:list-item>
                <text:p>L'objectif</text:p>
                <text:list>
                  <text:list-item>
                    <text:p>Fournir des APIs Web pour gérer les utilisateurs du site.</text:p>
                  </text:list-item>
                  <text:list-item>
                    <text:p>Dans un premier temps, créer des utilisateurs.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 draw:id="id1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TGWebServices – Mise en <text:span text:style-name="T5">œ</text:span>uvre </text:p>
          </draw:text-box>
        </draw:frame>
        <draw:frame presentation:style-name="pr7" draw:layer="layout" svg:width="25.199cm" svg:height="13.609cm" svg:x="1.4cm" svg:y="4.914cm" presentation:class="outline">
          <draw:text-box>
            <text:p text:style-name="P1">Lien</text:p>
            <text:p text:style-name="P1"/>
            <text:list text:style-name="L2">
              <text:list-item>
                <text:list>
                  <text:list-item>
                    <text:p><text:a xlink:href="http://code.google.com/p/tgws/">http://code.google.com/p/tgws/</text:a></text:p>
                    <text:list>
                      <text:list-item>
                        <text:p>Documentation → Content</text:p>
                      </text:list-item>
                      <text:list-item>
                        <text:p>Step-byStep Tutoria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 draw:id="id12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– Mise en <text:span text:style-name="T5">œ</text:span>uvre </text:p>
          </draw:text-box>
        </draw:frame>
        <draw:frame presentation:style-name="pr7" draw:layer="layout" svg:width="25.199cm" svg:height="13.609cm" svg:x="1.4cm" svg:y="4.914cm" presentation:class="outline">
          <draw:text-box>
            <text:p text:style-name="P1">Initialisation du projet</text:p>
            <text:p text:style-name="P1"/>
            <text:list text:style-name="L2">
              <text:list-item>
                <text:p text:style-name="P5">Créer un projet TurboGears</text:p>
                <text:list>
                  <text:list-item>
                    <text:p text:style-name="P5">Activer identity</text:p>
                  </text:list-item>
                  <text:list-item>
                    <text:p text:style-name="P5">Compléter les dépendences</text:p>
                    <text:list>
                      <text:list-item>
                        <text:p text:style-name="P5">Sphinx</text:p>
                      </text:list-item>
                      <text:list-item>
                        <text:p text:style-name="P5">TGWebServices</text:p>
                      </text:list-item>
                    </text:list>
                  </text:list-item>
                  <text:list-item>
                    <text:p text:style-name="P5">Créer la base de donnée (tg-admin sql create)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 draw:id="id13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– Mise en <text:span text:style-name="T5">œ</text:span>uvre 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 text:style-name="P1">Intégrer TGWebService</text:p>
            <text:p text:style-name="P1"/>
            <text:list text:style-name="L2">
              <text:list-item>
                <text:list>
                  <text:list-item>
                    <text:p text:style-name="P5">Insérer un controlleur racine (WebServicesRoot) sur /ws</text:p>
                  </text:list-item>
                  <text:list-item>
                    <text:p text:style-name="P5">Insérer un controlleur pour la gestion des utilisateurs (WebServicesController) sur /ws/user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 draw:id="id14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– Mise en <text:span text:style-name="T5">œ</text:span>uvre 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p text:style-name="P1">Définir l'API</text:p>
            <text:p text:style-name="P5"/>
            <text:list text:style-name="L2">
              <text:list-item>
                <text:p text:style-name="P5">Les types personnalisés (UserRef, User)</text:p>
              </text:list-item>
              <text:list-item>
                <text:p text:style-name="P5">Les fonctions</text:p>
              </text:list-item>
              <text:list-item>
                <text:p text:style-name="P5">Tout documenter !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 draw:id="id15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– Mise en <text:span text:style-name="T5">œ</text:span>uvre 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p text:style-name="P1">Créer la documentation</text:p>
            <text:p/>
            <text:list text:style-name="L2">
              <text:list-item>
                <text:p>Créer un projet Sphynx</text:p>
              </text:list-item>
              <text:list-item>
                <text:p>Intégrer tgwsdoc</text:p>
              </text:list-item>
              <text:list-item>
                <text:p>Référencer les types et controlleurs</text:p>
              </text:list-item>
              <text:list-item>
                <text:p>Embarquer la documentation dans l'appli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 draw:id="id16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– Mise en <text:span text:style-name="T5">œ</text:span>uvre </text:p>
          </draw:text-box>
        </draw:frame>
        <draw:frame presentation:style-name="pr7" draw:text-style-name="P1" draw:layer="layout" svg:width="25.199cm" svg:height="13.609cm" svg:x="1.4cm" svg:y="4.914cm" presentation:class="outline" presentation:user-transformed="true">
          <draw:text-box>
            <text:p text:style-name="P1">Implémentation</text:p>
            <text:p text:style-name="P1"/>
            <text:list text:style-name="L2">
              <text:list-item>
                <text:p text:style-name="P5">Doit rester simple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 draw:id="id17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– Mise en <text:span text:style-name="T5">œ</text:span>uvre 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p text:style-name="P1">Utilisation</text:p>
            <text:p text:style-name="P1"/>
            <text:list text:style-name="L2">
              <text:list-item>
                <text:p text:style-name="P5">SOAP → suds</text:p>
              </text:list-item>
              <text:list-item>
                <text:p text:style-name="P5">REST+JSON → liburl2 + simplejson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 draw:id="id18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– Mise en <text:span text:style-name="T5">œ</text:span>uvre 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p text:style-name="P1">Tests unitaires</text:p>
            <text:p text:style-name="P1"/>
            <text:list text:style-name="L2">
              <text:list-item>
                <text:p text:style-name="P5">Intégrés aux tests de l'application</text:p>
              </text:list-item>
              <text:list-item>
                <text:p text:style-name="P5">Utilisation de REST+json pour plus de simplicité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 draw:id="id19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– Mise en <text:span text:style-name="T5">œ</text:span>uvre 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p text:style-name="P1">Sécurité</text:p>
            <text:p text:style-name="P1"/>
            <text:list text:style-name="L2">
              <text:list-item>
                <text:p text:style-name="P5">Identification et droits assurés par TurboGears</text:p>
              </text:list-item>
              <text:list-item>
                <text:p text:style-name="P5">SSL par un frontal (apache par ex)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 draw:id="id20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– Conclusion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p text:style-name="P1"/>
            <text:list text:style-name="L2">
              <text:list-item>
                <text:p text:style-name="P5">Dotez vos applications d'APIs :</text:p>
                <text:list>
                  <text:list-item>
                    <text:p text:style-name="P5">Ouvertes</text:p>
                  </text:list-item>
                  <text:list-item>
                    <text:p text:style-name="P5">Faciles à mettre oeuvre</text:p>
                  </text:list-item>
                  <text:list-item>
                    <text:p text:style-name="P5">Faciles à documenter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 draw:id="id2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– Conclusion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p text:style-name="P1"/>
            <text:p text:style-name="P1"/>
            <text:p text:style-name="P1"/>
            <text:p text:style-name="P1">Questions ?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 draw:id="id22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TGWebServices – Mise en <text:span text:style-name="T5">œ</text:span>uvre 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p text:style-name="P1">Sécurité</text:p>
            <text:p text:style-name="P1"/>
            <text:list text:style-name="L2">
              <text:list-item>
                <text:p text:style-name="P5">Identification et droits assurés par TurboGears</text:p>
              </text:list-item>
              <text:list-item>
                <text:p text:style-name="P5">SSL par un frontal (apache par ex)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8-12T22:21:14</meta:creation-date>
    <dc:language>fi-FI</dc:language>
    <meta:editing-cycles>27</meta:editing-cycles>
    <meta:editing-duration>PT02H52M53S</meta:editing-duration>
    <meta:initial-creator>Christophe Vienne</meta:initial-creator>
    <dc:date>2010-08-28T02:39:01</dc:date>
    <dc:creator>Christophe Vienne</dc:creator>
    <meta:document-statistic meta:object-count="11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lossy.otp"/>
  </office:meta>
</office:document-meta>
</file>